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045" officeooo:paragraph-rsid="00101045"/>
    </style:style>
    <style:style style:name="P2" style:family="paragraph" style:parent-style-name="Standard">
      <style:text-properties officeooo:rsid="00101045" officeooo:paragraph-rsid="0011d714"/>
    </style:style>
    <style:style style:name="P3" style:family="paragraph" style:parent-style-name="Standard">
      <style:text-properties officeooo:rsid="00101045" officeooo:paragraph-rsid="00121bed"/>
    </style:style>
    <style:style style:name="P4" style:family="paragraph" style:parent-style-name="Standard">
      <style:text-properties officeooo:rsid="00101045" officeooo:paragraph-rsid="0012debe"/>
    </style:style>
    <style:style style:name="P5" style:family="paragraph" style:parent-style-name="Standard">
      <style:text-properties officeooo:rsid="0011d714" officeooo:paragraph-rsid="0011d714"/>
    </style:style>
    <style:style style:name="T1" style:family="text">
      <style:text-properties officeooo:rsid="0011d714"/>
    </style:style>
    <style:style style:name="T2" style:family="text">
      <style:text-properties officeooo:rsid="0012de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350 </text:p>
      <text:p text:style-name="P1">Dev Bharel</text:p>
      <text:p text:style-name="P1">Lab 5</text:p>
      <text:p text:style-name="P1"/>
      <text:p text:style-name="P1"/>
      <text:p text:style-name="P1"/>
      <text:p text:style-name="P1">1. Assign pointers to integers</text:p>
      <text:p text:style-name="P1">// 1. C declarations</text:p>
      <text:p text:style-name="P1"><text:tab/>int *p, *q, *r = NULL;</text:p>
      <text:p text:style-name="P1"><text:tab/>int b[4] = {2,4,2,8};</text:p>
      <text:p text:style-name="P1"><text:tab/></text:p>
      <text:p text:style-name="P1"><text:tab/>p = &amp;b[0];</text:p>
      <text:p text:style-name="P1"><text:tab/>q = &amp;b[1];</text:p>
      <text:p text:style-name="P1"><text:tab/>r = &amp;b[2];</text:p>
      <text:p text:style-name="P1"/>
      <text:p text:style-name="P1">2. Do the expressions evaluate to true/false or cause errors</text:p>
      <text:p text:style-name="P1"><text:tab/>a. p&lt;q&lt;r</text:p>
      <text:p text:style-name="P2"><text:tab/>-Compile Error<text:span text:style-name="T1">s</text:span>: </text:p>
      <text:p text:style-name="P2"><text:tab/>-warning: comparison between pointer and integers</text:p>
      <text:p text:style-name="P1"><text:tab/>-warning: comparisons like “X&lt;=Y&lt;=Z” do not have their mathematical meaning</text:p>
      <text:p text:style-name="P1"/>
      <text:p text:style-name="P1"><text:tab/>-Run-Time: prints “True”</text:p>
      <text:p text:style-name="P1"><text:tab/></text:p>
      <text:p text:style-name="P1"><text:tab/>b. p != r &amp;&amp; *p == *r</text:p>
      <text:p text:style-name="P1"><text:tab/>-Compile: No errors</text:p>
      <text:p text:style-name="P1"><text:tab/>-Runtime: True</text:p>
      <text:p text:style-name="P1"/>
      <text:p text:style-name="P1"><text:tab/><text:span text:style-name="T1">c. q-b == &amp;b[3] - &amp;p[1]</text:span> </text:p>
      <text:p text:style-name="P2"><text:tab/>-<text:span text:style-name="T1">Compile: No errors</text:span></text:p>
      <text:p text:style-name="P2"><text:tab/>-<text:span text:style-name="T1">Runtime: False</text:span></text:p>
      <text:p text:style-name="P2"/>
      <text:p text:style-name="P3"><text:span text:style-name="T1"><text:tab/>d. p[1] == r[-1]</text:span></text:p>
      <text:p text:style-name="P3"><text:tab/>-Compile: No errors</text:p>
      <text:p text:style-name="P3"><text:tab/>-Runtime: True<text:tab/></text:p>
      <text:p text:style-name="P5"/>
      <text:p text:style-name="P5"><text:tab/><text:span text:style-name="T2">e. &amp;r[-2] == &amp;b[0]</text:span></text:p>
      <text:p text:style-name="P4"><text:tab/>-Compile: No errors</text:p>
      <text:p text:style-name="P4"><text:tab/>-Runtime: True</text:p>
      <text:p text:style-name="P4"/>
      <text:p text:style-name="P4"><text:tab/><text:span text:style-name="T2">f. q-p+q-p == q+q-p-p</text:span></text:p>
      <text:p text:style-name="P4"><text:tab/>-<text:span text:style-name="T2">Compile:</text:span></text:p>
      <text:p text:style-name="P4"><text:tab/><text:span text:style-name="T2">Error: invalid operands to binary + (have ‘int *’ and ‘int *’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23:47:00.852444596</meta:creation-date>
    <dc:date>2016-02-18T00:06:39.962026573</dc:date>
    <meta:editing-duration>PT9M28S</meta:editing-duration>
    <meta:editing-cycles>3</meta:editing-cycles>
    <meta:generator>LibreOffice/5.1.0.3$Linux_X86_64 LibreOffice_project/10m0$Build-3</meta:generator>
    <meta:document-statistic meta:table-count="0" meta:image-count="0" meta:object-count="0" meta:page-count="1" meta:paragraph-count="33" meta:word-count="126" meta:character-count="710" meta:non-whitespace-character-count="584"/>
  </office:meta>
</office:document-meta>
</file>